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1/10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ISAMISA PAVOS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TORRES QUISPE, ARANGO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PIU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2/10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PEREZ HIDALGO, CRISTHOFER ADDERLY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3</text:p>
          </table:table-cell>
        </table:table-row>
        <table:table-row>
          <table:table-cell table:style-name="Tabla1.A2" office:value-type="float" office:value="0">
            <text:p text:style-name="P7">PAVO NEGRO</text:p>
          </table:table-cell>
          <table:table-cell table:style-name="Tabla1.B2" office:value-type="string">
            <text:p text:style-name="P9">Cant.Cajas: <text:span text:style-name="T11">3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202476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45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5:1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6:5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22T00:13:52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